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Heading">
      <style:paragraph-properties fo:text-align="center" style:justify-single-word="false"/>
      <style:text-properties fo:color="#000000" style:font-name="Calibri" fo:font-size="22pt" fo:font-weight="bold" style:font-size-asian="22pt" style:font-weight-asian="bold" style:font-size-complex="22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Calibri" fo:font-size="22pt" fo:font-weight="bold" style:font-size-asian="22pt" style:font-weight-asian="bold" style:font-size-complex="22pt" style:font-weight-complex="bold"/>
    </style:style>
    <style:style style:name="P4" style:family="paragraph" style:parent-style-name="Text_20_body">
      <style:paragraph-properties fo:text-align="end" style:justify-single-word="false"/>
      <style:text-properties style:font-name="Calibri" fo:font-size="16pt" fo:font-weight="bold" style:font-size-asian="16pt" style:font-weight-asian="bold" style:font-size-complex="16pt" style:font-weight-complex="bold"/>
    </style:style>
    <style:style style:name="P5" style:family="paragraph" style:parent-style-name="Text_20_body">
      <style:paragraph-properties fo:text-align="end" style:justify-single-word="false"/>
      <style:text-properties style:font-name="Calibri" fo:font-size="20pt" fo:font-weight="bold" style:font-size-asian="20pt" style:font-weight-asian="bold" style:font-size-complex="20pt" style:font-weight-complex="bold"/>
    </style:style>
    <style:style style:name="P6" style:family="paragraph" style:parent-style-name="Text_20_body">
      <style:paragraph-properties fo:text-align="justify" style:justify-single-word="false"/>
      <style:text-properties style:font-name="Calibri" fo:font-size="11pt" fo:font-weight="bold" style:font-size-asian="11pt" style:font-weight-asian="bold" style:font-size-complex="11pt" style:font-weight-complex="bold"/>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left="0cm" fo:margin-right="0cm" fo:text-align="justify" style:justify-single-word="false" fo:text-indent="1.251cm" style:auto-text-indent="false"/>
      <style:text-properties style:font-name="Calibri"/>
    </style:style>
    <style:style style:name="P10" style:family="paragraph" style:parent-style-name="Text_20_body">
      <style:paragraph-properties fo:margin-left="0cm" fo:margin-right="0cm" fo:text-align="justify" style:justify-single-word="false" fo:text-indent="1.251cm" style:auto-text-indent="false"/>
      <style:text-properties style:font-name="Calibri" fo:font-size="11pt" style:font-size-asian="11pt" style:font-size-complex="11pt"/>
    </style:style>
    <style:style style:name="P11" style:family="paragraph" style:parent-style-name="Text_20_body">
      <style:paragraph-properties fo:margin-left="0cm" fo:margin-right="0cm" fo:text-align="center" style:justify-single-word="false" fo:text-indent="1.251cm" style:auto-text-indent="false"/>
      <style:text-properties style:font-name="Calibri" fo:font-size="18pt" fo:font-weight="bold" style:font-size-asian="18pt" style:font-weight-asian="bold" style:font-size-complex="18pt"/>
    </style:style>
    <style:style style:name="P12" style:family="paragraph" style:parent-style-name="Sans_20_interligne">
      <style:paragraph-properties fo:margin-left="0cm" fo:margin-right="0cm" fo:text-indent="1.251cm" style:auto-text-indent="false"/>
    </style:style>
    <style:style style:name="P13" style:family="paragraph" style:parent-style-name="Sans_20_interligne">
      <style:paragraph-properties fo:text-align="center" style:justify-single-word="false"/>
      <style:text-properties style:font-name="Calibri" fo:font-size="18pt" fo:font-weight="bold" style:font-size-asian="18pt" style:font-weight-asian="bold" style:font-name-complex="Calibri" style:font-size-complex="18pt"/>
    </style:style>
    <style:style style:name="P14" style:family="paragraph" style:parent-style-name="Sans_20_interligne">
      <style:text-properties fo:font-size="14pt" fo:font-weight="bold" style:font-size-asian="14pt" style:font-weight-asian="bold" style:font-size-complex="14pt"/>
    </style:style>
    <style:style style:name="P15" style:family="paragraph" style:parent-style-name="Heading_20_1">
      <style:paragraph-properties fo:margin-left="0cm" fo:margin-right="0cm" fo:text-align="center" style:justify-single-word="false" fo:text-indent="1.251cm" style:auto-text-indent="false" fo:break-before="page"/>
      <style:text-properties style:font-name="Calibri" fo:font-size="18pt" style:font-size-asian="18pt" style:font-size-complex="18pt"/>
    </style:style>
    <style:style style:name="P16" style:family="paragraph" style:parent-style-name="Heading" style:master-page-name="MP0">
      <style:paragraph-properties fo:text-align="center" style:justify-single-word="false" style:page-number="auto" fo:break-before="page"/>
    </style:style>
    <style:style style:name="P17" style:family="paragraph" style:parent-style-name="Sans_20_interligne" style:list-style-name="L1"/>
    <style:style style:name="P18" style:family="paragraph" style:parent-style-name="Sans_20_interligne" style:list-style-name="L2"/>
    <style:style style:name="P19" style:family="paragraph" style:parent-style-name="Sans_20_interligne">
      <style:text-properties style:font-size-complex="11pt"/>
    </style:style>
    <style:style style:name="P20" style:family="paragraph" style:parent-style-name="Sans_20_interligne">
      <style:paragraph-properties fo:text-align="center" style:justify-single-word="false"/>
      <style:text-properties style:font-size-complex="11pt"/>
    </style:style>
    <style:style style:name="P21" style:family="paragraph" style:parent-style-name="Sans_20_interligne">
      <style:paragraph-properties fo:text-align="justify" style:justify-single-word="false"/>
      <style:text-properties style:font-name="Calibri" style:font-size-complex="11pt"/>
    </style:style>
    <style:style style:name="P22" style:family="paragraph" style:parent-style-name="Sans_20_interligne">
      <style:paragraph-properties fo:text-align="center" style:justify-single-word="false"/>
      <style:text-properties style:font-name="Calibri" fo:font-size="18pt" fo:font-weight="bold" style:font-size-asian="18pt" style:font-weight-asian="bold" style:font-name-complex="Calibri" style:font-size-complex="18pt"/>
    </style:style>
    <style:style style:name="P23" style:family="paragraph" style:parent-style-name="Sans_20_interligne">
      <style:text-properties fo:font-size="14pt" fo:font-weight="bold" style:font-size-asian="14pt" style:font-weight-asian="bold" style:font-size-complex="14pt"/>
    </style:style>
    <style:style style:name="P24" style:family="paragraph" style:parent-style-name="Sans_20_interligne">
      <style:paragraph-properties fo:text-align="center" style:justify-single-word="false" fo:break-before="page"/>
      <style:text-properties style:font-name="Calibri" fo:font-size="18pt" fo:font-weight="bold" style:font-size-asian="18pt" style:font-weight-asian="bold" style:font-name-complex="Calibri" style:font-size-complex="18pt"/>
    </style:style>
    <style:style style:name="P25" style:family="paragraph" style:parent-style-name="Text_20_body">
      <style:paragraph-properties fo:text-align="justify" style:justify-single-word="false"/>
      <style:text-properties style:font-name="Calibri"/>
    </style:style>
    <style:style style:name="T1" style:family="text">
      <style:text-properties fo:color="#000000"/>
    </style:style>
    <style:style style:name="T2" style:family="text">
      <style:text-properties fo:color="#000000" style:font-name="Calibri" fo:font-size="22pt" fo:font-weight="bold" style:font-size-asian="22pt" style:font-weight-asian="bold" style:font-size-complex="22pt" style:font-weight-complex="bold"/>
    </style:style>
    <style:style style:name="T3" style:family="text">
      <style:text-properties style:font-name="Calibri"/>
    </style:style>
    <style:style style:name="T4" style:family="text">
      <style:text-properties style:font-name="Calibri" fo:font-size="16pt" fo:font-weight="bold" style:font-size-asian="16pt" style:font-weight-asian="bold" style:font-size-complex="16pt" style:font-weight-complex="bold"/>
    </style:style>
    <style:style style:name="T5" style:family="text">
      <style:text-properties style:font-name="Calibri" fo:font-size="11pt" fo:font-weight="bold" style:font-size-asian="11pt" style:font-weight-asian="bold" style:font-size-complex="11pt" style:font-weight-complex="bold"/>
    </style:style>
    <style:style style:name="T6" style:family="text">
      <style:text-properties style:font-name="Calibri" fo:font-size="11pt" fo:font-weight="bold" style:font-name-asian="Verdana" style:font-size-asian="11pt" style:font-weight-asian="bold" style:font-name-complex="Verdana" style:font-size-complex="11pt" style:font-weight-complex="bold"/>
    </style:style>
    <style:style style:name="T7" style:family="text">
      <style:text-properties style:font-name-asian="Verdana" style:font-name-complex="Verdana"/>
    </style:style>
    <style:style style:name="T8" style:family="text">
      <style:text-properties fo:font-size="22pt"/>
    </style:style>
    <style:style style:name="T9" style:family="text">
      <style:text-properties fo:font-weight="bold"/>
    </style:style>
    <style:style style:name="T10" style:family="text">
      <style:text-properties style:font-size-asian="22pt"/>
    </style:style>
    <style:style style:name="T11" style:family="text">
      <style:text-properties style:font-weight-asian="bold"/>
    </style:style>
    <style:style style:name="T12" style:family="text">
      <style:text-properties style:font-size-complex="22pt"/>
    </style:style>
    <style:style style:name="T13" style:family="text">
      <style:text-properties style:font-weight-complex="bold"/>
    </style:style>
    <style:style style:name="T14" style:family="text">
      <style:text-properties style:font-name="Calibri" fo:font-size="18pt" fo:font-weight="bold" style:font-size-asian="18pt" style:font-weight-asian="bold" style:font-size-complex="18pt"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Rapport projet objet</text:span></text:p>
      <text:p text:style-name="P1">Bot Diplomacy</text:p>
      <text:p text:style-name="P2"><draw:frame draw:style-name="fr1" draw:name="images1" text:anchor-type="paragraph" svg:x="0.441cm" svg:y="1.222cm" svg:width="16.064cm" style:rel-width="scale" svg:height="14.055cm" style:rel-height="scale" draw:z-index="1"><draw:image/></draw:frame><text:span text:style-name="Police_20_par_20_défaut"><text:span text:style-name="T2"/></text:span></text:p>
      <text:p text:style-name="P3"/>
      <text:p text:style-name="P4"/>
      <text:p text:style-name="P4"/>
      <text:p text:style-name="P7"><draw:frame draw:style-name="fr2" draw:name="images2" text:anchor-type="paragraph" svg:x="0.111cm" svg:y="0.677cm" svg:width="8.096cm" style:rel-width="scale" svg:height="2.54cm" style:rel-height="scale" draw:z-index="2"><draw:image/></draw:frame><text:span text:style-name="Police_20_par_20_défaut"><text:span text:style-name="T4"/></text:span></text:p>
      <text:p text:style-name="P5">Benjamin Villain</text:p>
      <text:p text:style-name="P5">Antoine Précigout</text:p>
      <text:h text:style-name="P15" text:outline-level="1">Cahier des charges</text:h>
      <text:p text:style-name="P9"/>
      <text:p text:style-name="P8"><text:span text:style-name="Police_20_par_20_défaut"><text:span text:style-name="T5">Présentation du sujet :</text:span></text:span></text:p>
      <text:p text:style-name="P12">Il s'agit pendant ce projet de développer une intelligence artificielle (bot) permettant de jouer au jeu Diplomacy. Nous avons utilisé le framework fournit par le projet DAIDE (<text:span text:style-name="Police_20_par_20_défaut"><text:span text:style-name="T7">Diplomacy AI Development Environment), il contient un serveur de jeu complet sur lequel des joueurs humains peuvent affronter d'autres jou</text:span></text:span><text:span text:style-name="Police_20_par_20_défaut"><text:span text:style-name="T7">eurs ou bien des bots (ou des bots contre d'autres bots), il gère toutes les phases de communication (des plus simples aux plus complexes), ainsi qu'une interface de programmation permettant de communiquer facilement avec le serveur. Nous allons utiliser l</text:span></text:span><text:span text:style-name="Police_20_par_20_défaut"><text:span text:style-name="T7">a version Java de l'API car nous nous sentons plus à l'aise avec ce langage. Le bot « The Diplomator », écrit en Java par des étudiants dans le cadre d’un de leur projet, prend en charge toute la partie gestion d’une carte et communication « haut niveau » </text:span></text:span><text:span text:style-name="Police_20_par_20_défaut"><text:span text:style-name="T7">avec le serveur, c’est pourquoi nous l'utiliserons comme base de notre projet (il permet aussi de jouer en niveau de communication 10 mais nous n’utiliserons pas cette partie).</text:span></text:span></text:p>
      <text:p text:style-name="P12"/>
      <text:p text:style-name="P10"/>
      <text:p text:style-name="P8"><text:span text:style-name="Police_20_par_20_défaut"><text:span text:style-name="T6">Objectif du projet :</text:span></text:span></text:p>
      <text:list xml:id="list42484919" text:style-name="L1">
        <text:list-item>
          <text:p text:style-name="P17">Développer un bot fonctionnel</text:p>
        </text:list-item>
        <text:list-item>
          <text:p text:style-name="P17">Dans un premier temps sans communication avec les autres participants, si nous avons le temps nous essaierons d'ajouter la gestion des alliances (press 1).</text:p>
        </text:list-item>
      </text:list>
      <text:p text:style-name="Sans_20_interligne"/>
      <text:p text:style-name="P10"/>
      <text:p text:style-name="P6">Spécifications du bot :</text:p>
      <text:list xml:id="list42485169" text:style-name="L2">
        <text:list-item>
          <text:p text:style-name="P18">Jouer une partie en niveau no-press sur un serveur DAIDE</text:p>
        </text:list-item>
        <text:list-item>
          <text:p text:style-name="P18">Sauvegarder/charger une partie</text:p>
        </text:list-item>
        <text:list-item>
          <text:p text:style-name="P18">Revenir d’une déconnexion</text:p>
        </text:list-item>
      </text:list>
      <text:p text:style-name="Sans_20_interligne"/>
      <text:p text:style-name="Sans_20_interligne"/>
      <text:p text:style-name="Sans_20_interligne"/>
      <text:p text:style-name="Sans_20_interligne"/>
      <text:p text:style-name="Sans_20_interligne"/>
      <text:p text:style-name="P13"/>
      <text:p text:style-name="P13"/>
      <text:p text:style-name="P13"/>
      <text:p text:style-name="P13"/>
      <text:p text:style-name="P13"/>
      <text:p text:style-name="P13"/>
      <text:p text:style-name="P13"/>
      <text:p text:style-name="P13"/>
      <text:p text:style-name="P13"/>
      <text:p text:style-name="P13"/>
      <text:p text:style-name="P13"><text:soft-page-break/>Modélisation UML</text:p>
      <text:p text:style-name="Sans_20_interligne"/>
      <text:p text:style-name="Sans_20_interligne"/>
      <text:p text:style-name="P14">Diagramme de classe : </text:p>
      <text:p text:style-name="P14"/>
      <text:p text:style-name="Sans_20_interligne"><draw:frame draw:style-name="fr3" draw:name="Picture 3" text:anchor-type="as-char" svg:y="0cm" svg:width="16.355cm" style:rel-width="scale" svg:height="14.21cm" style:rel-height="scale" draw:z-index="0"><draw:image/></draw:frame></text:p>
      <text:p text:style-name="Sans_20_interligne"/>
      <text:p text:style-name="Sans_20_interligne"/>
      <text:p text:style-name="Sans_20_interligne"/>
      <text:p text:style-name="Sans_20_interligne"/>
      <text:p text:style-name="Sans_20_interligne"/>
      <text:p text:style-name="Sans_20_interligne"/>
      <text:p text:style-name="Sans_20_interligne"/>
      <text:p text:style-name="Sans_20_interligne"/>
      <text:p text:style-name="Sans_20_interligne"/>
      <text:p text:style-name="Sans_20_interligne"/>
      <text:p text:style-name="Sans_20_interligne"/>
      <text:p text:style-name="Sans_20_interligne"/>
      <text:p text:style-name="Sans_20_interligne"/>
      <text:p text:style-name="Sans_20_interligne"/>
      <text:p text:style-name="Sans_20_interligne"/>
      <text:p text:style-name="P19"/>
      <text:p text:style-name="P19"/>
      <text:p text:style-name="P11"><text:soft-page-break/>Originalité de la solution</text:p>
      <text:p text:style-name="P11"/>
      <text:p text:style-name="Sans_20_interligne"><text:tab/>Lors de nos recherches sur les bots existants, il en est ressorti que les performances du bot « DumbBot » étaient très intéressantes concernant le rapport temps de calcul vis-à-vis de la qualité de décision. La stratégie principale mise en place par le « DumbBot » est d’affecter un poids à chaque province de la carte, ce poids est calculé en fonction de plusieurs paramètres et va correspondre à combien une unité va avoir envie de se déplacer ou non sur cette province. Ainsi après avoir affecté un poids à chaque province, il parcourt la liste de ses unités de manière aléatoire et va pour chacune d’elle choisir une des provinces adjacentes ayant un fort poids (de manière aléatoire mais pondéré par le poids des provinces). Il en ressort que même si ce bot ne fait aucune recherche d’optimisation (recherche de plus court chemin ou prédiction des mouvements de ses adversaires) il se déplace de manière intelligente sur la carte occupant les points les plus stratégiques, de plus des tests ont montré que ce bot gagnait presque à tous les coups face à des joueurs débutants.</text:p>
      <text:p text:style-name="Sans_20_interligne"><text:tab/>Partant de cette constatation, nous avons choisi de continuer dans cette voie là, ainsi nous avons gardé la pondération des provinces. Cependant nous allons améliorer le comportement de nos unités : au lieu que chacune d’elle soit complètement autonome et ne tienne pas compte des déplacements des autres unités, nous allons créer un réseau entre nos unités : chaque unité est maitresse d’elle-même mais travaille pour le groupe, ainsi en reliant chaque unité avec toutes les autres (grâce au patron Observable-Observer par exemple) nous allons pouvoir amorcer une dynamique de groupe. Lorsqu’une unité va se sentir menacée, elle pourra prévenir toutes les autres du danger, ensuite chaque unité notifiée pourra choisir ou non de lui venir en aide. De même lorsqu’une unité voudra attaquer une province, elle pourra demander de l’aide etc… Il faut veiller particulièrement à ne pas créer d’appels infinis aux observateurs, par exemple une unité qui choisi d’aider une autre va notifier toutes les autres ce que peut changer les ordres d’une autre qui va à son tour prévenir les autres etc… Nous pensons que pour certaines actions, la notification aux observateurs ne devra pas engendrer de changement d’action de leur part (i.g  « je support telle unité » ne doit pas entrainer d’action des autres unités mais elles seront au moins informée de cette action).</text:p>
      <text:p text:style-name="Sans_20_interligne"><text:tab/>Nous pensons qu’en donnant cette dynamique de groupe à nos unités, nous pouvons améliorer grandement les performances obtenues par les précédents bots, néanmoins nous ne pouvons être sûr que cela sera vraiment payant en terme d’efficacité.</text:p>
      <text:p text:style-name="P25"/>
      <text:p text:style-name="P24">Difficultés rencontrés</text:p>
      <text:p text:style-name="P19"/>
      <text:p text:style-name="P19"/>
      <text:p text:style-name="P19"><text:tab/>Nous avons rencontré certaines difficultés à assimiler toutes les règles du jeu Diplomacy en effet celles-ci sont très complexes pour des débutants et malgré notre première approche de ce jeu durant le projet C du premier semestre, nous avons éprouvé quelques difficultés à comprendre et assimiler les règles. Cependant, en effectuant des parties sur le client fourni par l’API (DAIDE Mapper) nous avons pu apprendre plus facilement les règles de déplacement (transport), d’attaque, de contre lors d’une attaque etc… ce qui nous a permis de mieux appréhender la création du bot.</text:p>
      <text:p text:style-name="P19"/>
      <text:p text:style-name="P19"><text:tab/>En plus des difficultés concernant les règles, nous avons manqué de temps pour pouvoir développer de manière plus approfondie notre IA. </text:p>
      <text:p text:style-name="P19"/>
      <text:p text:style-name="P19"/>
      <text:p text:style-name="P20"><text:span text:style-name="T14">Conclusion</text:span></text:p>
      <text:p text:style-name="P21"/>
      <text:p text:style-name="P21">En conclusion nous pouvons dire que ce projet nous a beaucoup apporté, il nous a permis de découvrir la réalisation d'IA et de stratégie lié à des règles spécifiques, mais également de mieux appréhender le travail sous forme de projet en grou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Arial Unicode MS"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Sans_20_interligne" style:display-name="Sans interligne" style:family="paragraph">
      <style:paragraph-properties fo:text-align="justify" style:justify-single-word="false" fo:hyphenation-ladder-count="no-limit"/>
      <style:text-properties style:font-name-complex="Mangal" style:font-size-complex="10.5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efault_20_Paragraph_20_Font" style:display-name="Default Paragraph Font" style:family="text"/>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meta:creation-date>2010-05-21T14:51:00Z</meta:creation-date>
    <dc:date>2010-05-27T01:04:47.06</dc:date>
    <meta:editing-cycles>38</meta:editing-cycles>
    <meta:editing-duration>PT04H05M45S</meta:editing-duration>
    <meta:document-statistic meta:table-count="0" meta:image-count="3" meta:object-count="0" meta:page-count="5" meta:paragraph-count="26" meta:word-count="843" meta:character-count="5191"/>
    <meta:template xlink:type="simple" xlink:actuate="onRequest" xlink:title="" xlink:href="Normal.dotm"/>
  </office:meta>
</office:document-meta>
</file>